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574" officeooo:paragraph-rsid="00146574"/>
    </style:style>
    <style:style style:name="T1" style:family="text">
      <style:text-properties officeooo:rsid="00149a5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magicparlabel-135"/>Lezione 1 multimedia</text:h>
      <text:section text:style-name="Sect1" text:name="magicparlabel-136">
        <text:p text:style-name="Text_20_body">Saltiamo una lezione ogni tanto</text:p>
      </text:section>
      <text:section text:style-name="Sect1" text:name="magicparlabel-137">
        <text:p text:style-name="Text_20_body">Contenuti del corso, gli anni scorsi si faceva molto audio, da quando c'è il professore Milotta si è un po' diminuita, alleggerimento del programma, allargato le cose importanti.</text:p>
      </text:section>
      <text:section text:style-name="Sect1" text:name="magicparlabel-138">
        <text:p text:style-name="Text_20_body">Vedremo nel dettaglio la teoria dei segnali, fortunatamente che è da anni che la studio da solo.</text:p>
      </text:section>
      <text:section text:style-name="Sect1" text:name="magicparlabel-139">
        <text:p text:style-name="Text_20_body">definizioni segnali, cenni onde, serie di fourier, trasformate varie, dithering</text:p>
      </text:section>
      <text:section text:style-name="Sect1" text:name="magicparlabel-140">
        <text:p text:style-name="Text_20_body">morfologia matematica interessante</text:p>
      </text:section>
      <text:section text:style-name="Sect1" text:name="magicparlabel-141">
        <text:p text:style-name="Text_20_body">vabeh tutto il programma lo vedi nelle slide.</text:p>
      </text:section>
      <text:p text:style-name="P1">Modalità di esame con progetto da 5 punti, bene, più prova scritta<text:span text:style-name="T1">, prove in itinere standard, chissà se mi andranno male come al soli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32:20.407137812</meta:creation-date>
    <dc:date>2020-10-05T13:42:49.085428885</dc:date>
    <meta:editing-duration>PT50M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98" meta:character-count="620" meta:non-whitespace-character-count="530"/>
  </office:meta>
</office:document-meta>
</file>